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201000003400000033F400836F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g>
          <draw:frame draw:style-name="gr1" draw:text-style-name="P1" draw:layer="layout" svg:width="18.999cm" svg:height="18.976cm" svg:x="0.1cm" svg:y="0.024cm">
            <draw:image xlink:href="Pictures/10000201000003400000033F400836FB.png" xlink:type="simple" xlink:show="embed" xlink:actuate="onLoad">
              <text:p/>
            </draw:image>
          </draw:frame>
          <draw:path draw:style-name="gr2" draw:text-style-name="P1" draw:layer="layout" svg:width="5.656cm" svg:height="5.145cm" draw:transform="skewX (-7.02949149271058E-017) rotate (-2.3561944901919) translate (10.0999999999992cm 9.99999999998776cm)" svg:viewBox="0 0 5657 5146" svg:d="m0 4950c1061 353 2475 353 3889-1061s1768-2475 1768-3889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3cm" svg:stroke-color="#000000" draw:marker-start-width="0.75cm" draw:marker-start-center="false" draw:marker-end-width="0.75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1cm" fo:page-height="19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05T23:41:16</dc:date>
    <dc:creator>Thiago Gomes</dc:creator>
    <meta:document-statistic meta:object-count="3"/>
    <meta:generator>BrOffice/3.3$Linux LibreOffice_project/330m19$Build-301</meta:generator>
  </office:meta>
</office:document-meta>
</file>